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3488" calcext:value-type="float">
            <text:p>83.5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428" calcext:value-type="float">
            <text:p>68.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4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4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204</text:p>
          </table:table-cell>
          <table:table-cell office:value-type="string" calcext:value-type="string">
            <text:p>Lockney Quad</text:p>
          </table:table-cell>
          <table:table-cell office:value-type="string" calcext:value-type="string">
            <text:p>194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